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svg:stroke-color="#3465a4" draw:fill-color="#ffdbb6" draw:textarea-horizontal-align="justify" draw:textarea-vertical-align="middle" draw:auto-grow-height="false" fo:min-height="1cm" fo:min-width="2.5cm" style:writing-mode="lr-tb"/>
      <style:paragraph-properties style:writing-mode="lr-tb"/>
    </style:style>
    <style:style style:name="gr2" style:family="graphic" style:parent-style-name="standard">
      <style:graphic-properties draw:fill-color="#ffdbb6" draw:textarea-horizontal-align="justify" draw:textarea-vertical-align="middle" draw:auto-grow-height="false" fo:min-height="1.75cm" fo:min-width="4.5cm" style:writing-mode="lr-tb"/>
      <style:paragraph-properties style:writing-mode="lr-tb"/>
    </style:style>
    <style:style style:name="gr3" style:family="graphic" style:parent-style-name="standard">
      <style:graphic-properties svg:stroke-color="#3465a4" draw:fill-color="#afd095" draw:textarea-horizontal-align="justify" draw:textarea-vertical-align="middle" draw:auto-grow-height="false" fo:min-height="1.25cm" fo:min-width="2.476cm" style:writing-mode="lr-tb"/>
      <style:paragraph-properties style:writing-mode="lr-tb"/>
    </style:style>
    <style:style style:name="gr4" style:family="graphic" style:parent-style-name="standard">
      <style:graphic-properties svg:stroke-color="#3465a4" draw:fill-color="#afd095" draw:textarea-horizontal-align="justify" draw:textarea-vertical-align="middle" draw:auto-grow-height="false" fo:min-height="1.75cm" fo:min-width="4.5cm" style:writing-mode="lr-tb"/>
      <style:paragraph-properties style:writing-mode="lr-tb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8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62cm"/>
      <style:paragraph-properties style:writing-mode="lr-tb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draw:stroke="solid" draw:stroke-dash="Double_20_Dash_20__28_Rounded_29_" svg:stroke-color="#3465a4" svg:stroke-linecap="round" draw:fill-color="#dee6ef" draw:opacity="100%" draw:textarea-horizontal-align="justify" draw:textarea-vertical-align="middle" draw:auto-grow-height="false" fo:min-height="1.15cm" fo:min-width="2.63cm" style:writing-mode="lr-tb"/>
      <style:paragraph-properties style:writing-mode="lr-tb"/>
    </style:style>
    <style:style style:name="gr10" style:family="graphic" style:parent-style-name="standard">
      <style:graphic-properties svg:stroke-color="#3465a4" draw:fill-color="#e8f2a1" draw:textarea-horizontal-align="justify" draw:textarea-vertical-align="middle" draw:auto-grow-height="false" fo:min-height="1cm" fo:min-width="2.75cm" style:writing-mode="lr-tb"/>
      <style:paragraph-properties style:writing-mode="lr-tb"/>
    </style:style>
    <style:style style:name="gr11" style:family="graphic" style:parent-style-name="standard">
      <style:graphic-properties svg:stroke-color="#3465a4" draw:fill="solid" draw:fill-color="#dee6ef" draw:textarea-horizontal-align="justify" draw:textarea-vertical-align="middle" draw:auto-grow-height="false" fo:min-height="1.164cm" fo:min-width="4.664cm" style:writing-mode="lr-tb"/>
      <style:paragraph-properties style:writing-mode="lr-tb"/>
    </style:style>
    <style:style style:name="gr12" style:family="graphic" style:parent-style-name="standard">
      <style:graphic-properties draw:fill-color="#ffff6d" draw:textarea-horizontal-align="justify" draw:textarea-vertical-align="middle" draw:auto-grow-height="false" fo:min-height="1.75cm" fo:min-width="4.5cm" style:writing-mode="lr-tb"/>
      <style:paragraph-properties style:writing-mode="lr-tb"/>
    </style:style>
    <style:style style:name="gr13" style:family="graphic" style:parent-style-name="standard">
      <style:graphic-properties svg:stroke-color="#3465a4" draw:fill-color="#e8f2a1" draw:textarea-horizontal-align="justify" draw:textarea-vertical-align="middle" draw:auto-grow-height="false" fo:min-height="1.25cm" fo:min-width="3.55cm" style:writing-mode="lr-tb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9cm"/>
      <style:paragraph-properties style:writing-mode="lr-tb"/>
    </style:style>
    <style:style style:name="gr16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  <style:text-properties fo:font-size="18pt" style:font-size-asian="18pt" style:font-size-complex="18pt"/>
    </style:style>
    <style:style style:name="P2" style:family="paragraph">
      <loext:graphic-properties draw:fill-color="#ffdbb6"/>
      <style:paragraph-properties fo:text-align="center" style:writing-mode="lr-tb"/>
      <style:text-properties fo:font-size="18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loext:graphic-properties draw:fill-color="#ffdbb6"/>
      <style:paragraph-properties fo:text-align="center" style:writing-mode="lr-tb"/>
    </style:style>
    <style:style style:name="P5" style:family="paragraph">
      <loext:graphic-properties draw:fill-color="#afd095"/>
      <style:paragraph-properties fo:text-align="center" style:writing-mode="lr-tb"/>
      <style:text-properties fo:font-size="18pt" style:font-size-asian="18pt" style:font-size-complex="18pt"/>
    </style:style>
    <style:style style:name="P6" style:family="paragraph">
      <loext:graphic-properties draw:fill-color="#afd095"/>
      <style:paragraph-properties fo:text-align="center" style:writing-mode="lr-tb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dee6ef" draw:opacity="100%"/>
      <style:paragraph-properties fo:text-align="center" style:writing-mode="lr-tb"/>
      <style:text-properties fo:font-size="18pt" style:font-size-asian="18pt" style:font-size-complex="18pt"/>
    </style:style>
    <style:style style:name="P9" style:family="paragraph">
      <style:paragraph-properties fo:text-align="center"/>
      <style:text-properties fo:font-size="10pt" style:font-size-asian="10pt" style:font-size-complex="10pt"/>
    </style:style>
    <style:style style:name="P10" style:family="paragraph">
      <loext:graphic-properties draw:fill-color="#e8f2a1"/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loext:graphic-properties draw:fill="solid" draw:fill-color="#dee6ef"/>
      <style:paragraph-properties fo:text-align="center" style:writing-mode="lr-tb"/>
    </style:style>
    <style:style style:name="P12" style:family="paragraph">
      <loext:graphic-properties draw:fill-color="#ffff6d"/>
      <style:paragraph-properties fo:text-align="center" style:writing-mode="lr-tb"/>
    </style:style>
    <style:style style:name="P13" style:family="paragraph">
      <loext:graphic-properties draw:fill-color="#e8f2a1"/>
      <style:paragraph-properties fo:text-align="center" style:writing-mode="lr-tb"/>
      <style:text-properties fo:font-size="18pt" style:font-size-asian="18pt" style:font-size-complex="18pt"/>
    </style:style>
    <style:style style:name="P14" style:family="paragraph">
      <loext:graphic-properties draw:fill="none" draw:fill-color="#ffffff"/>
      <style:paragraph-properties fo:text-align="center"/>
      <style:text-properties fo:font-size="18pt" style:font-size-asian="18pt" style:font-size-complex="18pt"/>
    </style:style>
    <style:style style:name="P15" style:family="paragraph">
      <loext:graphic-properties draw:fill="none" draw:fill-color="#ffffff"/>
      <style:paragraph-properties fo:text-align="center"/>
    </style:style>
    <style:style style:name="P16" style:family="paragraph">
      <loext:graphic-properties draw:fill="none"/>
      <style:paragraph-properties fo:text-align="center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6cm" svg:height="2.5cm" svg:x="14.3cm" svg:y="7cm">
          <text:p text:style-name="P1"><text:span text:style-name="T1">Simp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4" xml:id="id1" draw:id="id1" draw:layer="layout" svg:width="5cm" svg:height="2cm" svg:x="14.8cm" svg:y="22.95cm">
          <text:p text:style-name="P3">Imposition</text:p>
          <text:p text:style-name="P3">d’une sanction</text:p>
          <draw:enhanced-geometry svg:viewBox="0 0 21600 21600" draw:type="rectangle" draw:enhanced-path="M 0 0 L 21600 0 21600 21600 0 21600 0 0 Z N"/>
        </draw:custom-shape>
        <draw:custom-shape draw:style-name="gr3" draw:text-style-name="P5" xml:id="id4" draw:id="id4" draw:layer="layout" svg:width="5.95cm" svg:height="3cm" svg:x="1.1cm" svg:y="18.75cm">
          <text:p text:style-name="P1"><text:span text:style-name="T1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6" xml:id="id8" draw:id="id8" draw:layer="layout" svg:width="5cm" svg:height="2cm" svg:x="1.6cm" svg:y="23cm">
          <text:p text:style-name="P3">Médiation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17.3cm" svg:y1="22.95cm" svg:x2="17.3cm" svg:y2="9.5cm" draw:start-shape="id1" draw:start-glue-point="0" draw:end-shape="id2" draw:end-glue-point="6" svg:d="M17300 22950v-13450" svg:viewBox="0 0 1 13451">
          <text:p/>
        </draw:connector>
        <draw:frame draw:style-name="gr6" draw:text-style-name="P7" draw:layer="layout" svg:width="1.488cm" svg:height="0.962cm" svg:x="13.762cm" svg:y="4.738cm">
          <draw:text-box>
            <text:p>Oui</text:p>
          </draw:text-box>
        </draw:frame>
        <draw:frame draw:style-name="gr7" draw:text-style-name="P7" draw:layer="layout" svg:width="1.662cm" svg:height="0.962cm" svg:x="5.962cm" svg:y="4.738cm">
          <draw:text-box>
            <text:p>Non</text:p>
          </draw:text-box>
        </draw:frame>
        <draw:connector draw:style-name="gr8" draw:text-style-name="P3" draw:layer="layout" svg:x1="7.57cm" svg:y1="5.6cm" svg:x2="4.075cm" svg:y2="18.75cm" draw:start-shape="id3" draw:start-glue-point="5" draw:end-shape="id4" draw:end-glue-point="4" svg:d="M7570 5600h-3495v13150" svg:viewBox="0 0 3496 13151">
          <text:p/>
        </draw:connector>
        <draw:frame draw:style-name="gr7" draw:text-style-name="P7" draw:layer="layout" svg:width="1.662cm" svg:height="0.962cm" svg:x="12.731cm" svg:y="7.4cm">
          <draw:text-box>
            <text:p>Non</text:p>
          </draw:text-box>
        </draw:frame>
        <draw:connector draw:style-name="gr8" draw:text-style-name="P3" draw:layer="layout" svg:x1="14.3cm" svg:y1="8.25cm" svg:x2="10.7cm" svg:y2="9.152cm" draw:start-shape="id2" draw:start-glue-point="5" draw:end-shape="id5" draw:end-glue-point="4" svg:d="M14300 8250h-3600v902" svg:viewBox="0 0 3601 903">
          <text:p/>
        </draw:connector>
        <draw:frame draw:style-name="gr6" draw:text-style-name="P7" draw:layer="layout" svg:width="1.488cm" svg:height="0.962cm" svg:x="17.212cm" svg:y="9.438cm">
          <draw:text-box>
            <text:p>Oui</text:p>
          </draw:text-box>
        </draw:frame>
        <draw:frame draw:style-name="gr7" draw:text-style-name="P7" draw:layer="layout" svg:width="1.662cm" svg:height="0.962cm" svg:x="5.85cm" svg:y="9.55cm">
          <draw:text-box>
            <text:p>Non</text:p>
          </draw:text-box>
        </draw:frame>
        <draw:connector draw:style-name="gr8" draw:text-style-name="P3" draw:layer="layout" svg:x1="10.7cm" svg:y1="11.652cm" svg:x2="10.7cm" svg:y2="13cm" draw:start-shape="id5" draw:start-glue-point="6" draw:end-shape="id6" draw:end-glue-point="0" svg:d="M10700 11652v1348" svg:viewBox="0 0 1 1349">
          <text:p/>
        </draw:connector>
        <draw:frame draw:style-name="gr6" draw:text-style-name="P7" draw:layer="layout" svg:width="1.488cm" svg:height="0.962cm" svg:x="10.818cm" svg:y="11.538cm">
          <draw:text-box>
            <text:p>Oui</text:p>
          </draw:text-box>
        </draw:frame>
        <draw:connector draw:style-name="gr8" draw:text-style-name="P3" draw:layer="layout" svg:x1="14.75cm" svg:y1="17.4cm" svg:x2="17.3cm" svg:y2="22.95cm" draw:start-shape="id7" draw:start-glue-point="7" draw:end-shape="id1" draw:end-glue-point="0" svg:d="M14750 17400h2550v5550" svg:viewBox="0 0 2551 5551">
          <text:p/>
        </draw:connector>
        <draw:frame draw:style-name="gr6" draw:text-style-name="P7" draw:layer="layout" svg:width="1.488cm" svg:height="0.962cm" svg:x="14.562cm" svg:y="16.558cm">
          <draw:text-box>
            <text:p>Oui</text:p>
          </draw:text-box>
        </draw:frame>
        <draw:frame draw:style-name="gr7" draw:text-style-name="P7" draw:layer="layout" svg:width="1.662cm" svg:height="0.962cm" svg:x="6.913cm" svg:y="19.246cm">
          <draw:text-box>
            <text:p>Non</text:p>
          </draw:text-box>
        </draw:frame>
        <draw:connector draw:style-name="gr8" draw:text-style-name="P3" draw:layer="layout" draw:type="line" svg:x1="4.075cm" svg:y1="21.75cm" svg:x2="4.1cm" svg:y2="23cm" draw:start-shape="id4" draw:end-shape="id8" draw:end-glue-point="0" svg:d="M4075 21750l25 1250" svg:viewBox="0 0 26 1251">
          <text:p/>
        </draw:connector>
        <draw:frame draw:style-name="gr6" draw:text-style-name="P7" draw:layer="layout" svg:width="1.488cm" svg:height="0.962cm" svg:x="2.662cm" svg:y="21.646cm">
          <draw:text-box>
            <text:p>Oui</text:p>
          </draw:text-box>
        </draw:frame>
        <draw:connector draw:style-name="gr8" draw:text-style-name="P3" draw:layer="layout" svg:x1="7.05cm" svg:y1="20.25cm" svg:x2="10.7cm" svg:y2="22.975cm" draw:start-shape="id4" draw:start-glue-point="7" draw:end-shape="id9" draw:end-glue-point="0" svg:d="M7050 20250h3650v2725" svg:viewBox="0 0 3651 2726">
          <text:p/>
        </draw:connector>
        <draw:frame draw:style-name="gr7" draw:text-style-name="P7" draw:layer="layout" svg:width="1.662cm" svg:height="0.962cm" svg:x="5.2cm" svg:y="16.558cm">
          <draw:text-box>
            <text:p>Non</text:p>
          </draw:text-box>
        </draw:frame>
        <draw:custom-shape draw:style-name="gr9" draw:text-style-name="P8" xml:id="id3" draw:id="id3" draw:layer="layout" svg:width="6.26cm" svg:height="2.8cm" svg:x="7.57cm" svg:y="4.2cm">
          <text:p text:style-name="P1"><text:span text:style-name="T1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10" xml:id="id5" draw:id="id5" draw:layer="layout" svg:width="6.5cm" svg:height="2.5cm" svg:x="7.45cm" svg:y="9.152cm">
          <text:p text:style-name="P9"><text:span text:style-name="T2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1" xml:id="id10" draw:id="id10" draw:layer="layout" svg:width="5.75cm" svg:height="2cm" svg:x="7.825cm" svg:y="1.3cm">
          <text:p text:style-name="P3">Articulation</text:p>
          <text:p text:style-name="P3">entre les rôles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2" xml:id="id6" draw:id="id6" draw:layer="layout" svg:width="5cm" svg:height="2cm" svg:x="8.2cm" svg:y="13cm">
          <text:p text:style-name="P3">Analyse </text:p>
          <text:p text:style-name="P3">de cas</text:p>
          <draw:enhanced-geometry svg:viewBox="0 0 21600 21600" draw:type="rectangle" draw:enhanced-path="M 0 0 L 21600 0 21600 21600 0 21600 0 0 Z N"/>
        </draw:custom-shape>
        <draw:custom-shape draw:style-name="gr13" draw:text-style-name="P13" xml:id="id7" draw:id="id7" draw:layer="layout" svg:width="8.1cm" svg:height="3cm" svg:x="6.65cm" svg:y="15.9cm">
          <text:p text:style-name="P1"><text:span text:style-name="T1">Imposer une sanction 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4" xml:id="id9" draw:id="id9" draw:layer="layout" svg:width="5cm" svg:height="2cm" svg:x="8.2cm" svg:y="22.975cm">
          <text:p text:style-name="P3">Ferme le</text:p>
          <text:p text:style-name="P3">dossier</text:p>
          <draw:enhanced-geometry svg:viewBox="0 0 21600 21600" draw:type="rectangle" draw:enhanced-path="M 0 0 L 21600 0 21600 21600 0 21600 0 0 Z N"/>
        </draw:custom-shape>
        <draw:frame draw:style-name="gr14" draw:text-style-name="P14" draw:layer="Layer4" svg:width="4cm" svg:height="1.673cm" svg:x="8.7cm" svg:y="4.727cm">
          <draw:text-box>
            <text:p text:style-name="P3"><text:span text:style-name="T1">Sanction</text:span></text:p>
            <text:p text:style-name="P3"><text:span text:style-name="T1">envisagée</text:span></text:p>
          </draw:text-box>
        </draw:frame>
        <draw:frame draw:style-name="gr15" draw:text-style-name="P7" draw:layer="Layer4" svg:width="3.65cm" svg:height="1.15cm" svg:x="8.875cm" svg:y="9.85cm">
          <draw:text-box>
            <text:p>Recevable</text:p>
          </draw:text-box>
        </draw:frame>
        <draw:frame draw:style-name="gr14" draw:text-style-name="P15" draw:layer="Layer4" svg:width="3.45cm" svg:height="1.673cm" svg:x="2.4cm" svg:y="19.45cm">
          <draw:text-box>
            <text:p text:style-name="P3">Médiation souhaitée</text:p>
          </draw:text-box>
        </draw:frame>
        <draw:connector draw:style-name="gr8" draw:text-style-name="P3" draw:layer="Layer4" svg:x1="7.45cm" svg:y1="10.402cm" svg:x2="4.075cm" svg:y2="18.75cm" draw:start-shape="id5" draw:start-glue-point="5" draw:end-shape="id4" draw:end-glue-point="4" svg:d="M7450 10402h-3375v8348" svg:viewBox="0 0 3376 8349">
          <text:p/>
        </draw:connector>
        <draw:connector draw:style-name="gr8" draw:text-style-name="P3" draw:layer="layout" svg:x1="13.83cm" svg:y1="5.6cm" svg:x2="17.3cm" svg:y2="7cm" draw:start-shape="id3" draw:start-glue-point="7" draw:end-shape="id2" draw:end-glue-point="4" svg:d="M13830 5600h3470v1400" svg:viewBox="0 0 3471 1401">
          <text:p/>
        </draw:connector>
        <draw:connector draw:style-name="gr8" draw:text-style-name="P3" draw:layer="layout" svg:x1="10.7cm" svg:y1="3.3cm" svg:x2="10.7cm" svg:y2="4.2cm" draw:start-shape="id10" draw:start-glue-point="2" draw:end-shape="id3" draw:end-glue-point="4" svg:d="M10700 3300v900" svg:viewBox="0 0 1 901">
          <text:p/>
        </draw:connector>
        <draw:connector draw:style-name="gr8" draw:text-style-name="P3" draw:layer="layout" svg:x1="6.65cm" svg:y1="17.4cm" svg:x2="4.075cm" svg:y2="18.75cm" draw:start-shape="id7" draw:end-shape="id4" draw:end-glue-point="4" svg:d="M6650 17400h-2575v1350" svg:viewBox="0 0 2576 1351">
          <text:p/>
        </draw:connector>
        <draw:connector draw:style-name="gr16" draw:text-style-name="P16" draw:layer="layout" draw:type="line" svg:x1="10.7cm" svg:y1="15.9cm" svg:x2="10.7cm" svg:y2="15cm" draw:start-shape="id7" draw:start-glue-point="4" draw:end-shape="id6" draw:end-glue-point="2" svg:d="M10700 15900v-900" svg:viewBox="0 0 1 90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CA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21.4cm" fo:page-height="26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2T12:41:45.828628693</meta:creation-date>
    <dc:date>2023-09-12T15:05:13.084681389</dc:date>
    <meta:editing-duration>PT8H25M31S</meta:editing-duration>
    <meta:editing-cycles>42</meta:editing-cycles>
    <meta:generator>LibreOffice/7.5.5.2$Linux_X86_64 LibreOffice_project/50$Build-2</meta:generator>
    <meta:document-statistic meta:object-count="35"/>
  </office:meta>
</office:document-meta>
</file>